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normal" officeooo:rsid="00025fb2" officeooo:paragraph-rsid="0002ae29" style:font-weight-asian="normal" style:font-weight-complex="normal"/>
    </style:style>
    <style:style style:name="P2" style:family="paragraph" style:parent-style-name="Standard">
      <style:text-properties style:font-name="Liberation Serif" fo:font-weight="normal" officeooo:rsid="00025fb2" officeooo:paragraph-rsid="00044e96" style:font-weight-asian="normal" style:font-weight-complex="normal"/>
    </style:style>
    <style:style style:name="P3" style:family="paragraph" style:parent-style-name="Standard">
      <style:text-properties style:font-name="Liberation Serif" fo:font-weight="normal" officeooo:rsid="00025fb2" officeooo:paragraph-rsid="000498c1" style:font-weight-asian="normal" style:font-weight-complex="normal"/>
    </style:style>
    <style:style style:name="P4" style:family="paragraph" style:parent-style-name="Standard">
      <style:text-properties style:font-name="Liberation Serif" fo:font-weight="normal" officeooo:rsid="0002ae29" officeooo:paragraph-rsid="0002ae29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0498c1" officeooo:paragraph-rsid="000498c1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0498c1" officeooo:paragraph-rsid="0004d3e4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05aad3" officeooo:paragraph-rsid="0005aad3" style:font-weight-asian="normal" style:font-weight-complex="normal"/>
    </style:style>
    <style:style style:name="T1" style:family="text">
      <style:text-properties officeooo:rsid="0002ae29"/>
    </style:style>
    <style:style style:name="T2" style:family="text">
      <style:text-properties officeooo:rsid="00044e96"/>
    </style:style>
    <style:style style:name="T3" style:family="text">
      <style:text-properties officeooo:rsid="0005aad3"/>
    </style:style>
    <style:style style:name="T4" style:family="text">
      <style:text-properties officeooo:rsid="0006d0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Inputfile Format:</text:p>
      <text:p text:style-name="P1"/>
      <text:p text:style-name="P1">Referenzgenom<text:span text:style-name="T1">name</text:span>:“Name des Referenzgenoms Bsp: GRCh38“</text:p>
      <text:p text:style-name="P3">Quelle: „hier die Quelle angeben“</text:p>
      <text:p text:style-name="P1">$$</text:p>
      <text:p text:style-name="P1">SampleID: „hier Samplename“</text:p>
      <text:p text:style-name="P1">Genkoordinaten: „Angabe der Koordinaten“ </text:p>
      <text:p text:style-name="P5">Mutationssequenz:“<text:span text:style-name="T4">Sequenz</text:span>“</text:p>
      <text:p text:style-name="P1">$$</text:p>
      <text:p text:style-name="P1">SampleID: „hier SampleID aus der Datenbank“</text:p>
      <text:p text:style-name="P1">Gender: „m oder f“</text:p>
      <text:p text:style-name="P1">Population: „drei Buchstaben bsp: GBR“ </text:p>
      <text:p text:style-name="P1">EOF</text:p>
      <text:p text:style-name="P1"/>
      <text:p text:style-name="P4"/>
      <text:p text:style-name="P5">Testfall für ein r<text:span text:style-name="T3">i</text:span>chtiges Inputfile</text:p>
      <text:p text:style-name="P4"/>
      <text:p text:style-name="P4">Referenzgenomname:GRCh38</text:p>
      <text:p text:style-name="P4">Quelle:1000Genom</text:p>
      <text:p text:style-name="P4">$$</text:p>
      <text:p text:style-name="P4">SampelID:HG0094</text:p>
      <text:p text:style-name="P2">Genkoordinaten:<text:span text:style-name="T2">6:19:19</text:span></text:p>
      <text:p text:style-name="P5">Mutationssequenz: AGTCTAGTA</text:p>
      <text:p text:style-name="P5">$$</text:p>
      <text:p text:style-name="P5">SampelID:HG0094</text:p>
      <text:p text:style-name="P5">Gender:m</text:p>
      <text:p text:style-name="P6">Population:GRB</text:p>
      <text:p text:style-name="P6">D<text:span text:style-name="T3">o</text:span>wnload:01:01:2001</text:p>
      <text:p text:style-name="P5"/>
      <text:p text:style-name="P7">Fehler Inputfile </text:p>
      <text:p text:style-name="P7"/>
      <text:p text:style-name="P7">Referenzgenomname:nichtinlist</text:p>
      <text:p text:style-name="P7">Quelle:hiergibtskeinenFehler</text:p>
      <text:p text:style-name="P7">$</text:p>
      <text:p text:style-name="P7">SapelID:noerror</text:p>
      <text:p text:style-name="P7">Genkoordinaten:67:21:15</text:p>
      <text:p text:style-name="P7">Mutationsequenz:ATCERROR</text:p>
      <text:p text:style-name="P7">$$</text:p>
      <text:p text:style-name="P7">SampelID:knowerror</text:p>
      <text:p text:style-name="P7">Gender:h</text:p>
      <text:p text:style-name="P7">Population:XXXX</text:p>
      <text:p text:style-name="P7">Download:64:64:2045</text:p>
      <text:p text:style-name="P5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0:34:50.544429097</meta:creation-date>
    <dc:date>2015-12-01T11:58:21.374812516</dc:date>
    <meta:editing-duration>PT6M47S</meta:editing-duration>
    <meta:editing-cycles>1</meta:editing-cycles>
    <meta:document-statistic meta:table-count="0" meta:image-count="0" meta:object-count="0" meta:page-count="1" meta:paragraph-count="36" meta:word-count="68" meta:character-count="705" meta:non-whitespace-character-count="670"/>
    <meta:generator>LibreOffice/5.0.2.2$Linux_X86_64 LibreOffice_project/00m0$Build-2</meta:generator>
  </office:meta>
</office:document-meta>
</file>